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0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3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3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3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3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number-columns-repeated="3"/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 table:number-columns-repeated="2"/>
          <table:table-cell table:formula="of:=SUM([.H23];[.H48];[.H73];[.H98])" office:value-type="float" office:value="111500" calcext:value-type="float">
            <text:p>111500</text:p>
          </table:table-cell>
          <table:table-cell table:formula="of:=SUM([.K2];[.K3];[.K8];[.K22];[.K27];[.K29];[.K49])" office:value-type="float" office:value="126700" calcext:value-type="float">
            <text:p>1267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 table:number-columns-repeated="3"/>
          <table:table-cell table:formula="of:=[.N4]-[.M4]" office:value-type="float" office:value="15200" calcext:value-type="float">
            <text:p>152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 table:number-columns-repeated="4"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5200" calcext:value-type="float">
            <text:p>5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10400" calcext:value-type="float">
            <text:p>10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 table:number-columns-repeated="4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7250" calcext:value-type="float">
            <text:p>7250</text:p>
          </table:table-cell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B74:.F74])" office:value-type="float" office:value="0" calcext:value-type="float">
            <text:p>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/00/0000</text:date>, <text:time style:data-style-name="N2" text:time-value="11:49:43.749839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19T12:38:30.084501471</dc:date>
    <meta:editing-duration>P3DT1H41M44S</meta:editing-duration>
    <meta:editing-cycles>1442</meta:editing-cycles>
    <meta:generator>LibreOffice/4.2.8.2$Linux_X86_64 LibreOffice_project/420m0$Build-2</meta:generator>
    <meta:document-statistic meta:table-count="10" meta:cell-count="3368" meta:object-count="0"/>
  </office:meta>
</office:document-meta>
</file>